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7ecf5" officeooo:paragraph-rsid="0017ec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81e1b" officeooo:paragraph-rsid="00181e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930ff" officeooo:paragraph-rsid="001930f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81e1b" officeooo:paragraph-rsid="00181e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81e1b" officeooo:paragraph-rsid="00181e1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930ff" officeooo:paragraph-rsid="001930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text-align="justify" style:justify-single-word="false"/>
      <style:text-properties fo:font-size="12pt" fo:font-weight="normal" officeooo:rsid="00181e1b" officeooo:paragraph-rsid="00181e1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italic" fo:font-weight="normal" officeooo:rsid="00181e1b" officeooo:paragraph-rsid="00181e1b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italic" fo:font-weight="normal" officeooo:rsid="001930ff" officeooo:paragraph-rsid="001930f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italic" fo:font-weight="normal" officeooo:rsid="00181e1b" officeooo:paragraph-rsid="00181e1b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1930ff" officeooo:paragraph-rsid="001930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loext:padding="0.0193in" loext:border="0.06pt solid #d9d9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374151" style:font-name="S hne" fo:letter-spacing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4">About docker</text:p>
      <text:p text:style-name="P4"/>
      <text:p text:style-name="P5">Docker is a widely used platform for developing, shipping, and running applications inside containers. Containers are lightweight, portable, and consistent environments that include all the necessary dependencies to run an application.</text:p>
      <text:p text:style-name="P5"/>
      <text:p text:style-name="P4">General:</text:p>
      <text:p text:style-name="P5"/>
      <text:p text:style-name="P5"><text:tab/><text:span text:style-name="T2">Containers:</text:span></text:p>
      <text:p text:style-name="P5">Containers are instances of an application along with its runtime environment and dependencies. They are isolated from each other and from the host system, ensuring consistency and reproducibility.</text:p>
      <text:p text:style-name="P5"/>
      <text:p text:style-name="P17"><text:tab/>Docker Engine:</text:p>
      <text:p text:style-name="P5">Docker relies on the Docker Engine, which is responsible for building, running, and managing containers. It includes the Docker daemon (background service), REST API, and command-line interface (CLI).</text:p>
      <text:p text:style-name="P5"/>
      <text:p text:style-name="P5"><text:tab/><text:span text:style-name="T2">Docker Images:</text:span></text:p>
      <text:p text:style-name="P5">Docker images are read-only templates used to create containers. They contain the application code, libraries, and dependencies required to run an application. Images are stored in a registry, such as Docker Hub.</text:p>
      <text:p text:style-name="P5"/>
      <text:p text:style-name="P5"><text:tab/><text:span text:style-name="T2">Docker Hub:</text:span></text:p>
      <text:p text:style-name="P5">Docker Hub is a cloud-based registry service where you can find and share Docker images. It offers a vast repository of pre-built images for various software applications.</text:p>
      <text:p text:style-name="P5"/>
      <text:p text:style-name="P5"><text:tab/><text:span text:style-name="T2">Dockerfile:</text:span></text:p>
      <text:p text:style-name="P5">A Dockerfile is a script used to define the steps for building a Docker image. It specifies the base image, adds application code, sets environment variables, and configures the container.</text:p>
      <text:p text:style-name="P5"><text:tab/></text:p>
      <text:p text:style-name="P5"><text:tab/><text:span text:style-name="T2">Containers vs. Virtual Machines (VMs):</text:span></text:p>
      <text:p text:style-name="P5">Containers are more lightweight and efficient than traditional VMs because they share the host OS kernel. VMs, on the other hand, run a full OS stack, making them heavier.</text:p>
      <text:p text:style-name="P5"/>
      <text:p text:style-name="P5"><text:tab/><text:span text:style-name="T2">Docker Compose:</text:span></text:p>
      <text:p text:style-name="P5">Docker Compose is a tool for defining and running multi-container applications. It uses a YAML file to specify services, networks, and volumes, simplifying complex application setups.</text:p>
      <text:p text:style-name="P5"/>
      <text:p text:style-name="P5"><text:tab/><text:span text:style-name="T2">Container Orchestration:</text:span></text:p>
      <text:p text:style-name="P5">Docker Swarm and Kubernetes are container orchestration platforms that help manage and scale containers across clusters of machines. They provide features like load balancing, scaling, and automated deployment.</text:p>
      <text:p text:style-name="P5"/>
      <text:p text:style-name="P5"><text:tab/><text:span text:style-name="T2">Portability:</text:span></text:p>
      <text:p text:style-name="P5">Docker containers are highly portable and can run on any system that supports Docker, whether it's a developer's laptop, a staging server, or a production environment.</text:p>
      <text:p text:style-name="P5"/>
      <text:p text:style-name="P5"/>
      <text:p text:style-name="P5"/>
      <text:p text:style-name="P5"><text:soft-page-break/><text:tab/><text:span text:style-name="T2">Isolation:</text:span></text:p>
      <text:p text:style-name="P5">Containers provide process and filesystem isolation, making it possible to run multiple applications on a single host without interference.</text:p>
      <text:p text:style-name="P5"/>
      <text:p text:style-name="P5"><text:tab/><text:span text:style-name="T2">DevOps and CI/CD:</text:span></text:p>
      <text:p text:style-name="P5">Docker is widely used in DevOps and CI/CD pipelines for automating the build, test, and deployment of applications. It ensures consistency between development, testing, and production environments.</text:p>
      <text:p text:style-name="P5"/>
      <text:p text:style-name="P5"><text:tab/><text:span text:style-name="T2">Security:</text:span></text:p>
      <text:p text:style-name="P5">Docker provides built-in security features, such as user and namespace isolation, to mitigate risks associated with running containers.</text:p>
      <text:p text:style-name="P5"/>
      <text:p text:style-name="P5"><text:tab/><text:span text:style-name="T2">Monitoring and Logging:</text:span></text:p>
      <text:p text:style-name="P5">Various tools and services are available for monitoring containerized applications and collecting logs, helping in troubleshooting and performance optimization.</text:p>
      <text:p text:style-name="P5"/>
      <text:p text:style-name="P5"><text:tab/><text:span text:style-name="T2">Community and Ecosystem:</text:span></text:p>
      <text:p text:style-name="P5">Docker has a vibrant community and a vast ecosystem of tools and third-party extensions, making it easy to find solutions to common challenges.</text:p>
      <text:p text:style-name="P5"/>
      <text:p text:style-name="P5"><text:tab/><text:span text:style-name="T2">Licensing:</text:span></text:p>
      <text:p text:style-name="P5">Docker Community Edition (CE) is free and open-source, while Docker Enterprise Edition (EE) offers additional features and support for enterprise use, typically requiring a subscription.</text:p>
      <text:p text:style-name="P5"/>
      <text:p text:style-name="P5"/>
      <text:p text:style-name="P2">Commonly used Docker commands:</text:p>
      <text:p text:style-name="P7"/>
      <text:p text:style-name="P7"/>
      <text:p text:style-name="P19">Container Lifecycle:</text:p>
      <text:list xml:id="list3021602690" text:style-name="L2">
        <text:list-item>
          <text:p text:style-name="P8">docker run [options] image_name [command] [args]: Create and start a new container from an image.</text:p>
        </text:list-item>
        <text:list-item>
          <text:p text:style-name="P8">docker start [options] container_id: Start a stopped container.</text:p>
        </text:list-item>
        <text:list-item>
          <text:p text:style-name="P8">docker stop [options] container_id: Stop a running container.</text:p>
        </text:list-item>
        <text:list-item>
          <text:p text:style-name="P8">docker restart [options] container_id: Restart a container.</text:p>
        </text:list-item>
        <text:list-item>
          <text:p text:style-name="P8">docker pause container_id: Pause a running container.</text:p>
        </text:list-item>
        <text:list-item>
          <text:p text:style-name="P8">docker unpause container_id: Unpause a paused container.</text:p>
        </text:list-item>
        <text:list-item>
          <text:p text:style-name="P8">docker rm [options] container_id: Remove one or more containers (use the -f option to force removal).</text:p>
        </text:list-item>
      </text:list>
      <text:p text:style-name="P7"/>
      <text:p text:style-name="P19">Container Management:</text:p>
      <text:list xml:id="list3273738125" text:style-name="L11">
        <text:list-item>
          <text:p text:style-name="P16">docker ps [options]: List running containers (use -a to list all containers).</text:p>
        </text:list-item>
        <text:list-item>
          <text:p text:style-name="P16">docker exec [options] container_id command [args]: Run a command inside a running container.</text:p>
        </text:list-item>
        <text:list-item>
          <text:p text:style-name="P16">docker logs [options] container_id: View the logs of a container.</text:p>
        </text:list-item>
        <text:list-item>
          <text:p text:style-name="P16">docker inspect [options] container_id: Retrieve detailed information about a container.</text:p>
        </text:list-item>
      </text:list>
      <text:p text:style-name="P7"/>
      <text:p text:style-name="P19">Image Management:</text:p>
      <text:list xml:id="list2312332248" text:style-name="L10">
        <text:list-item>
          <text:p text:style-name="P15">docker images [options]: List available images.</text:p>
        </text:list-item>
        <text:list-item>
          <text:p text:style-name="P15">docker pull [options] image_name[:tag]: Download an image from a registry.</text:p>
        </text:list-item>
        <text:list-item>
          <text:p text:style-name="P15">docker build [options] -t image_name[:tag] path_to_dockerfile: Build a Docker image from a Dockerfile.</text:p>
        </text:list-item>
        <text:list-item>
          <text:p text:style-name="P15"><text:soft-page-break/>docker rmi [options] image_id: Remove an image (use -f to force removal).</text:p>
        </text:list-item>
      </text:list>
      <text:p text:style-name="P7"/>
      <text:p text:style-name="P19">Registry and Repository:</text:p>
      <text:list xml:id="list1700650094" text:style-name="L9">
        <text:list-item>
          <text:p text:style-name="P14">docker login [options] [server]: Log in to a Docker registry.</text:p>
        </text:list-item>
        <text:list-item>
          <text:p text:style-name="P14">docker push [options] image_name[:tag]: Push an image to a registry.</text:p>
        </text:list-item>
        <text:list-item>
          <text:p text:style-name="P14">docker tag source_image[:tag] target_image[:tag]: Create a new tag for an image.</text:p>
        </text:list-item>
      </text:list>
      <text:p text:style-name="P7"/>
      <text:p text:style-name="P19">Volume Management:</text:p>
      <text:list xml:id="list2147756927" text:style-name="L8">
        <text:list-item>
          <text:p text:style-name="P13">docker volume [options]: Manage Docker volumes for data persistence.</text:p>
        </text:list-item>
        <text:list-item>
          <text:p text:style-name="P13">docker volume create [options] volume_name: Create a new volume.</text:p>
        </text:list-item>
        <text:list-item>
          <text:p text:style-name="P13">docker volume ls [options]: List Docker volumes.</text:p>
        </text:list-item>
        <text:list-item>
          <text:p text:style-name="P13">docker volume rm [options] volume_name: Remove a Docker volume.</text:p>
        </text:list-item>
      </text:list>
      <text:p text:style-name="P7"/>
      <text:p text:style-name="P19">Network Management:</text:p>
      <text:list xml:id="list78078222" text:style-name="L7">
        <text:list-item>
          <text:p text:style-name="P12">docker network [options]: Manage Docker networks for container communication.</text:p>
        </text:list-item>
        <text:list-item>
          <text:p text:style-name="P12">docker network create [options] network_name: Create a new network.</text:p>
        </text:list-item>
        <text:list-item>
          <text:p text:style-name="P12">docker network ls [options]: List Docker networks.</text:p>
        </text:list-item>
        <text:list-item>
          <text:p text:style-name="P12">docker network inspect [options] network_name: Retrieve information about a network.</text:p>
        </text:list-item>
      </text:list>
      <text:p text:style-name="P7"/>
      <text:p text:style-name="P19">Docker Compose:</text:p>
      <text:list xml:id="list3061955539" text:style-name="L6">
        <text:list-item>
          <text:p text:style-name="P11">docker-compose up [options]: Start services defined in a Compose file.</text:p>
        </text:list-item>
        <text:list-item>
          <text:p text:style-name="P11">docker-compose down [options]: Stop and remove services defined in a Compose file.</text:p>
        </text:list-item>
        <text:list-item>
          <text:p text:style-name="P11">docker-compose build [options]: Build or rebuild services.</text:p>
        </text:list-item>
      </text:list>
      <text:p text:style-name="P7"/>
      <text:p text:style-name="P19">System Commands:</text:p>
      <text:list xml:id="list53082954" text:style-name="L5">
        <text:list-item>
          <text:p text:style-name="P10">docker info: Display system-wide information about Docker.</text:p>
        </text:list-item>
        <text:list-item>
          <text:p text:style-name="P10">docker version: Show Docker version information.</text:p>
        </text:list-item>
        <text:list-item>
          <text:p text:style-name="P10">docker system df: Display disk usage information related to Docker.</text:p>
        </text:list-item>
        <text:list-item>
          <text:p text:style-name="P10">docker system prune [options]: Remove unused data (containers, images, networks, etc.) to free up space.</text:p>
        </text:list-item>
        <text:list-item>
          <text:p text:style-name="P10">docker events: Monitor Docker events in real-time.</text:p>
        </text:list-item>
      </text:list>
      <text:p text:style-name="P7"/>
      <text:p text:style-name="P19">Miscellaneous:</text:p>
      <text:list xml:id="list1694416968" text:style-name="L4">
        <text:list-item>
          <text:p text:style-name="P9">docker cp [options] source_path container_id:destination_path: Copy files/folders between the host and a container.</text:p>
        </text:list-item>
        <text:list-item>
          <text:p text:style-name="P9">docker search search_term: Search for Docker images on Docker Hub.</text:p>
        </text:list-item>
        <text:list-item>
          <text:p text:style-name="P9">docker commit [options] container_id repository_name:tag: Create a new image from a container's changes.</text:p>
        </text:list-item>
        <text:list-item>
          <text:p text:style-name="P9">docker history [options] image_name: Show the history of an image.</text:p>
        </text:list-item>
      </text:list>
      <text:p text:style-name="P7"/>
      <text:p text:style-name="P7"/>
      <text:p text:style-name="P3">Setup:<text:line-break/><text:tab/><text:span text:style-name="T4">Update Package Repositories:</text:span></text:p>
      <text:p text:style-name="P6">Update the package repositories</text:p>
      <text:p text:style-name="P6"><text:tab/>sudo apt update</text:p>
      <text:p text:style-name="P6"/>
      <text:p text:style-name="P18"><text:tab/>Install Dependencies:</text:p>
      <text:p text:style-name="P20">Docker requires some dependencies to be installed. </text:p>
      <text:p text:style-name="P20"><text:tab/>sudo apt install -y apt-transport-https ca-certificates curl software-properties-common</text:p>
      <text:p text:style-name="P20"/>
      <text:p text:style-name="P18"><text:tab/>Add Docker Repository:</text:p>
      <text:p text:style-name="P20">To install the official Docker package, you need to add the Docker repository</text:p>
      <text:p text:style-name="P20"><text:soft-page-break/><text:span text:style-name="T3"><text:tab/></text:span>curl -fsSL https://download.docker.com/linux/ubuntu/gpg | sudo gpg --dearmor -o /usr/share/keyrings/docker-archive-keyring.gpg</text:p>
      <text:p text:style-name="P20"/>
      <text:p text:style-name="P20"/>
      <text:p text:style-name="P18"><text:tab/>Add Docker APT Repository:</text:p>
      <text:p text:style-name="P20"><text:tab/>echo "deb [signed-by=/usr/share/keyrings/docker-archive-keyring.gpg] https://download.docker.com/linux/ubuntu $(lsb_release -cs) stable" | sudo tee /etc/apt/sources.list.d/docker.list &gt; /dev/null</text:p>
      <text:p text:style-name="P20"/>
      <text:p text:style-name="P18"><text:tab/>Install Docker:</text:p>
      <text:p text:style-name="P20">Update the package index again and then install Docker</text:p>
      <text:p text:style-name="P20"><text:tab/>sudo apt update</text:p>
      <text:p text:style-name="P20"><text:tab/>sudo apt install -y docker-ce docker-ce-cli containerd.io</text:p>
      <text:p text:style-name="P20"/>
      <text:p text:style-name="P18"><text:tab/>Start and Enable Docker:</text:p>
      <text:p text:style-name="P20">Start the Docker service and enable it to start on boot</text:p>
      <text:p text:style-name="P20"><text:tab/>sudo systemctl start docker</text:p>
      <text:p text:style-name="P20"><text:tab/>sudo systemctl enable docker</text:p>
      <text:p text:style-name="P20"/>
      <text:p text:style-name="P18"><text:tab/>Verify Docker Installation:</text:p>
      <text:p text:style-name="P20">Check if Docker is installed correctly</text:p>
      <text:p text:style-name="P20"><text:tab/>docker –version</text:p>
      <text:p text:style-name="P20"><text:span text:style-name="Source_20_Text"><text:span text:style-name="T1"/></text:span></text:p>
      <text:p text:style-name="P18"><text:tab/>Manage Docker as a Non-root User (Optional):</text:p>
      <text:p text:style-name="P20">By default, Docker commands require root (sudo) privileges. To manage Docker as a non-root user, add your user to the docker group.</text:p>
      <text:p text:style-name="P20"><text:tab/>sudo usermod -aG docker &lt;your_username&gt;</text:p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09:48:45.375885115</meta:creation-date>
    <dc:date>2023-09-25T10:20:16.788225843</dc:date>
    <meta:editing-duration>PT10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08" meta:word-count="1044" meta:character-count="7409" meta:non-whitespace-character-count="6476"/>
  </office:meta>
</office:document-meta>
</file>